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arrow">
      <style:graphic-properties draw:textarea-vertical-align="middle"/>
    </style:style>
    <style:style style:name="gr2" style:family="graphic" style:parent-style-name="objectwitharrow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7.1cm" svg:height="8.6cm" svg:x="1.1cm" svg:y="11.6cm">
          <text:p text:style-name="P1">MASON Simulation</text:p>
        </draw:rect>
        <draw:rect draw:style-name="gr1" draw:text-style-name="P1" xml:id="id2" draw:id="id2" draw:layer="layout" svg:width="7.1cm" svg:height="8.6cm" svg:x="12.9cm" svg:y="11.6cm">
          <text:p text:style-name="P1">Situations Framework</text:p>
        </draw:rect>
        <draw:connector draw:style-name="gr1" draw:text-style-name="P1" draw:layer="layout" draw:type="curve" svg:x1="4.65cm" svg:y1="20.2cm" svg:x2="16.45cm" svg:y2="20.2cm" draw:start-shape="id1" draw:start-glue-point="2" draw:end-shape="id2" svg:d="m4650 20200c0 862 11800 862 11800 0">
          <text:p text:style-name="P1">Action instruction</text:p>
        </draw:connector>
        <draw:connector draw:style-name="gr2" draw:text-style-name="P1" draw:layer="layout" svg:x1="8.2cm" svg:y1="15.9cm" svg:x2="8.2cm" svg:y2="15.9cm" draw:start-shape="id1" draw:end-shape="id1" svg:d="m8200 15900">
          <text:p/>
        </draw:connector>
        <draw:connector draw:style-name="gr2" draw:text-style-name="P1" draw:layer="layout" draw:type="curve" svg:x1="16.45cm" svg:y1="11.6cm" svg:x2="4.65cm" svg:y2="11.6cm" draw:start-shape="id2" draw:start-glue-point="0" draw:end-shape="id1" svg:d="m16450 11600c0-862-11800-862-11800 0">
          <text:p text:style-name="P1">Agent ID and current locatio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3T15:00:10.62</meta:creation-date>
    <dc:date>2012-05-23T16:17:26.41</dc:date>
    <meta:editing-duration>PT1H17M20S</meta:editing-duration>
    <meta:editing-cycles>2</meta:editing-cycles>
    <meta:generator>OpenOffice.org/3.4$Win32 OpenOffice.org_project/340m1$Build-9590</meta:generator>
    <meta:document-statistic meta:object-count="5"/>
  </office:meta>
</office:document-meta>
</file>